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5833in" fo:margin-left="-0.0813in" fo:margin-top="0in" fo:margin-bottom="0in" table:align="left"/>
    </style:style>
    <style:style style:name="Table1.A" style:family="table-column">
      <style:table-column-properties style:column-width="0.7181in"/>
    </style:style>
    <style:style style:name="Table1.B" style:family="table-column">
      <style:table-column-properties style:column-width="3.864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5833in" fo:margin-left="-0.0813in" fo:margin-top="0in" fo:margin-bottom="0in" table:align="left"/>
    </style:style>
    <style:style style:name="Table2.A" style:family="table-column">
      <style:table-column-properties style:column-width="0.7181in"/>
    </style:style>
    <style:style style:name="Table2.B" style:family="table-column">
      <style:table-column-properties style:column-width="3.864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0pt" style:font-size-asian="10pt" style:font-size-complex="10pt"/>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4" style:family="paragraph" style:parent-style-name="Standard">
      <style:paragraph-properties fo:margin-top="0in" fo:margin-bottom="0in" loext:contextual-spacing="false" fo:break-before="page"/>
    </style:style>
    <style:style style:name="P5" style:family="paragraph" style:parent-style-name="Standard" style:master-page-name="Standard">
      <style:paragraph-properties fo:margin-top="0in" fo:margin-bottom="0in" loext:contextual-spacing="false" style:page-number="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loext:graphic-properties draw:fill="none"/>
      <style:paragraph-properties fo:text-align="start"/>
    </style:style>
    <style:style style:name="P8" style:family="paragraph">
      <loext:graphic-properties draw:fill="solid" draw:fill-color="#ffffff"/>
      <style:paragraph-properties fo:text-align="start"/>
    </style:style>
    <style:style style:name="P9" style:family="paragraph">
      <style:paragraph-properties fo:margin-top="0in" fo:margin-bottom="0in" fo:line-height="100%" fo:text-align="start"/>
    </style:style>
    <style:style style:name="P10" style:family="paragraph">
      <loext:graphic-properties draw:fill="none"/>
      <style:paragraph-properties fo:margin-top="0in" fo:margin-bottom="0in" fo:line-height="100%" fo:text-align="start"/>
    </style:style>
    <style:style style:name="T1" style:family="text">
      <style:text-properties fo:font-size="10pt" style:text-underline-style="solid" style:text-underline-width="auto" style:text-underline-color="font-color"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style:text-underline-style="solid" style:text-underline-width="auto" style:text-underline-color="font-color" fo:font-weight="bold" style:font-weight-asian="bold"/>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Sect1" style:family="section">
      <style:section-properties text:dont-balance-text-columns="true" style:editable="false">
        <style:columns fo:column-count="2">
          <style:column style:rel-width="32768*" fo:start-indent="0in" fo:end-indent="0.25in"/>
          <style:column style:rel-width="32767*" fo:start-indent="0.25in" fo:end-indent="0in"/>
        </style:columns>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none" draw:textarea-vertical-align="middle" draw:auto-grow-height="false" draw:fit-to-size="false" style:shrink-to-fit="false" fo:min-height="0.248in" fo:min-width="0.2492in" fo:padding-top="0.1in" fo:padding-bottom="0.1in" fo:padding-left="0.1in" fo:padding-right="0.1in" fo:wrap-option="wrap" style:run-through="foreground"/>
    </style:style>
    <style:style style:name="gr3" style:family="graphic">
      <style:graphic-properties draw:stroke="solid" svg:stroke-width="0.0311in" svg:stroke-color="#000000" draw:stroke-linejoin="round" draw:fill="none" draw:textarea-vertical-align="middle" draw:auto-grow-height="false" draw:fit-to-size="false" style:shrink-to-fit="false" fo:min-height="0.2484in" fo:min-width="0.2492in" fo:padding-top="0.1in" fo:padding-bottom="0.1in" fo:padding-left="0.1in" fo:padding-right="0.1in" fo:wrap-option="wrap" style:run-through="foreground"/>
    </style:style>
    <style:style style:name="gr4" style:family="graphic">
      <style:graphic-properties draw:stroke="solid" svg:stroke-width="0.0311in" svg:stroke-color="#000000" draw:stroke-linejoin="round" draw:fill="none" draw:textarea-vertical-align="middle" draw:auto-grow-height="false" draw:fit-to-size="false" style:shrink-to-fit="false" fo:min-height="0.6764in" fo:min-width="0.6807in" fo:padding-top="0.1in" fo:padding-bottom="0.1in" fo:padding-left="0.1in" fo:padding-right="0.1in" fo:wrap-option="wrap" style:run-through="foreground"/>
    </style:style>
    <style:style style:name="gr5" style:family="graphic">
      <style:graphic-properties draw:stroke="solid" svg:stroke-width="0.0311in" svg:stroke-color="#000000" draw:stroke-linejoin="round" draw:fill="none" draw:textarea-vertical-align="middle" draw:auto-grow-height="false" draw:fit-to-size="false" style:shrink-to-fit="false" fo:min-height="1.3807in" fo:min-width="0.3764in" fo:padding-top="0.1in" fo:padding-bottom="0.1in" fo:padding-left="0.1in" fo:padding-right="0.1in" fo:wrap-option="wrap" style:run-through="foreground"/>
    </style:style>
    <style:style style:name="gr6" style:family="graphic">
      <style:graphic-properties draw:stroke="solid" svg:stroke-width="0.0311in" svg:stroke-color="#000000" draw:stroke-linejoin="round" draw:fill="none" draw:textarea-vertical-align="middle" draw:auto-grow-height="false" draw:fit-to-size="false" style:shrink-to-fit="false" fo:min-height="0.3693in" fo:min-width="1.172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ffffff" draw:textarea-vertical-align="middle" draw:auto-grow-height="fals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ffffff" draw:textarea-vertical-align="middle" draw:auto-grow-height="false" draw:fit-to-size="false" style:shrink-to-fit="false" fo:min-height="0.2972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draw:g text:anchor-type="as-char" draw:z-index="0" draw:style-name="gr1"><draw:custom-shape draw:name="Shape 2" draw:style-name="gr2" draw:text-style-name="P7" svg:width="0.6358in" svg:height="0.6331in" svg:x="1.5925in" svg:y="0in"><text:p text:style-name="P9"/><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2" draw:text-style-name="P7" svg:width="0.6358in" svg:height="0.6331in" svg:x="2.3654in" svg:y="0.3811in"><text:p text:style-name="P9"/><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3" draw:text-style-name="P7" svg:width="0.6358in" svg:height="0.6335in" svg:x="2.4535in" svg:y="1.3846in"><text:p text:style-name="P9"/><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2" draw:text-style-name="P7" svg:width="0.6358in" svg:height="0.6331in" svg:x="0.8654in" svg:y="0.4193in"><text:p text:style-name="P9"/><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 draw:style-name="gr4" draw:text-style-name="P7" svg:width="1.2449in" svg:height="1.2394in" svg:x="1.3244in" svg:y="0.6465in"><text:p text:style-name="P9"/><draw:enhanced-geometry draw:mirror-horizontal="false" draw:mirror-vertical="false" draw:text-areas="?f5 ?f8 ?f6 ?f9" svg:viewBox="0 0 0 0" draw:type="ooxml-flowChartConnector"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5" draw:text-style-name="P7" svg:width="0.576in" svg:height="1.5803in" svg:x="1.6772in" svg:y="1.8862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6" draw:text-style-name="P7" svg:width="1.3717in" svg:height="0.5689in" draw:transform="skewX (0.0280998009571087) rotate (0.370533400198396) translate (-0.0000656167979002587in 1.77152777777778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8" svg:width="0.1689in" svg:height="0.1717in" draw:transform="skewX (-0.0324631240870945) rotate (-0.527787565803085) translate (1.38535104986877in 0.81875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7" draw:text-style-name="P8" svg:width="0.1697in" svg:height="0.1717in" draw:transform="skewX (-0.0364773813666815) rotate (-0.527787565803085) translate (2.47562882764654in 1.42430555555556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7" draw:text-style-name="P8" svg:width="0.1685in" svg:height="0.1724in" draw:transform="skewX (-0.040317105721069) rotate (-0.842470429937663) translate (2.45826771653543in 0.774305555555556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7" draw:text-style-name="P8" svg:width="0.1685in" svg:height="0.1724in" draw:transform="skewX (-0.0282743338823082) rotate (-1.12399203828435) translate (1.41521216097988in 1.42847222222222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7" draw:text-style-name="P8" svg:width="0.1689in" svg:height="0.1713in" draw:transform="rotate (0.000872664625997165) translate (1.84854549431321in 0.554861111111111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7" draw:text-style-name="P8" svg:width="0.1689in" svg:height="0.1713in" draw:transform="rotate (0.000872664625997165) translate (1.88535104986877in 1.78472222222222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7" draw:text-style-name="P8" svg:width="0.1697in" svg:height="0.1717in" draw:transform="skewX (-0.0364773813666815) rotate (-0.527787565803085) translate (0.840212160979877in 0.472916666666667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8" draw:text-style-name="P8" svg:width="0.1685in" svg:height="0.4969in" draw:transform="skewX (-0.00139626340159546) rotate (0.000872664625997165) translate (2.68673993875766in 0.963888888888889in)"><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9" draw:text-style-name="P10" svg:width="0.1685in" svg:height="0.1717in" svg:x="1.8626in" svg:y="2.6102in"><text:p text:style-name="P9"><text:span text:style-name="T5">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9" draw:text-style-name="P10" svg:width="0.1689in" svg:height="0.1717in" svg:x="1.8484in" svg:y="1.1693in"><text:p text:style-name="P9"><text:span text:style-name="T5">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9" draw:text-style-name="P10" svg:width="0.1685in" svg:height="0.1717in" svg:x="0.8972in" svg:y="1.5563in"><text:p text:style-name="P9"><text:span text:style-name="T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9" draw:text-style-name="P10" svg:width="0.1685in" svg:height="0.1717in" svg:x="1.0571in" svg:y="0.65in"><text:p text:style-name="P9"><text:span text:style-name="T5">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9" draw:text-style-name="P10" svg:width="0.1685in" svg:height="0.1717in" svg:x="1.8256in" svg:y="0.2307in"><text:p text:style-name="P9"><text:span text:style-name="T5">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9" draw:text-style-name="P10" svg:width="0.1689in" svg:height="0.1717in" svg:x="2.6409in" svg:y="0.602in"><text:p text:style-name="P9"><text:span text:style-name="T5">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9" draw:text-style-name="P10" svg:width="0.1685in" svg:height="0.1724in" svg:x="2.6866in" svg:y="1.6154in"><text:p text:style-name="P9"><text:span text:style-name="T5">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span text:style-name="T1">Introduction:</text:span></text:p>
        <text:p text:style-name="P1"><text:span text:style-name="T2">A noble has performed an archaeological excavation near a forest. The workers have gone missing. Your mission is to investigate what has happened and hide everything that has happened from public opinion.</text:span></text:p>
        <text:p text:style-name="P2"/>
        <text:p text:style-name="P1"><text:span text:style-name="T3">1: </text:span><text:span text:style-name="T2">Forest entrance. There is a sign that reads: “Do not leave the trail, for you might not find it back again”. You see an unicorn. Immediately it makes you fall asleep. You dream of all the animals you have killed today. When waking up: you are at the north of room 1. The unicorn will appear everytime they want to go to the south of room until while there is fog.</text:span></text:p>
        <text:p text:style-name="P1"><text:span text:style-name="T2">Unicorn: HD 8. AC: 6. Damage: 1D12</text:span></text:p>
        <text:p text:style-name="P2"/>
        <text:p text:style-name="P1"><text:span text:style-name="T3">2: </text:span><text:span text:style-name="T2">Dense fog. Giant tree at the center with a dagger nailed at some point of the tree, but it is invisible unless seen in a reflection. If you remove the dagger from the tree, the fog in the dungeon disappears..</text:span></text:p>
        <text:p text:style-name="P2"/>
        <text:p text:style-name="P1"><text:span text:style-name="T3">3: </text:span><text:span text:style-name="T2">Eternal corridor of trees with fog. If you look back, you haven’t walked a bit. This effect will continue while there is fog in the dungeon. When the fog is gone, you fill find the workers at the end of the corridor.</text:span></text:p>
        <text:p text:style-name="P2"/>
        <text:p text:style-name="P1"><text:span text:style-name="T3">4: </text:span><text:span text:style-name="T2">Sign pointing to the north-west and has an indication “To Nowhere”. If you exit this room through the north-west, you get lost forever.</text:span></text:p>
        <text:p text:style-name="P2"/>
        <text:p text:style-name="P1"><text:span text:style-name="T3">5: </text:span><text:span text:style-name="T2">Satyr that can transform into a ferret. Always speaks with rhymes. He wants you to solve a riddle: “If you go out on a boat / And stay there until it’s late / What is it that you might catch / With a rod, hook and some bait?”. Any answer with a rhyme is valid. If your answer doesn’t rhyme, he will transform into a ferret and melt inside a rock or tree. It can be summoned back if you shout his name: Kialo. </text:span></text:p>
        <text:p text:style-name="P1"><text:span text:style-name="T2">Kialo: HD 4. AC:5. Damage: 2d4. Morale 8. Uses a rune with the spell: “Lagoon water spring”.</text:span></text:p>
        <text:p text:style-name="P2"/>
        <text:p text:style-name="P1"><text:span text:style-name="T3">6: </text:span><text:span text:style-name="T2">Speaking pheasant. If you feed him, he will tell you that there are people in the forest that like to dance or other helpful hints. HD 5. AC:6. Damage 1D8. Morale 5</text:span></text:p>
        <text:p text:style-name="P2"/>
        <text:p text:style-name="P1"><text:span text:style-name="T3">7: </text:span><text:span text:style-name="T2">Man with a sloth head. He is sleeping with his head resting on a giant mushroom. If he is annoyed, he will curse you to adore unconditionally an inanimate object you possess. If you give him a pair of dancing shoes, he will tell you the name of his best friend the Satyr: Kialo. Item: rune that can make people feel drunk, disoriented and confused. </text:span></text:p>
        <text:p text:style-name="P1"><text:span text:style-name="T2">HD: 3. AC: 4. Damage: 3D4. Morale 9. </text:span></text:p>
        <text:p text:style-name="P1"/>
        <text:p text:style-name="P3"/>
        <text:p text:style-name="P3"/>
        <text:p text:style-name="P4"><text:span text:style-name="T4">Random encounters table (1D10):</text:span></text:p>
        <text:p text:style-name="P1"/>
        <table:table table:name="Table1" table:style-name="Table1">
          <table:table-column table:style-name="Table1.A"/>
          <table:table-column table:style-name="Table1.B"/>
          <table:table-row table:style-name="Table1.1">
            <table:table-cell table:style-name="Table1.A1" office:value-type="string">
              <text:p text:style-name="P6">1 - 3</text:p>
            </table:table-cell>
            <table:table-cell table:style-name="Table1.A1" office:value-type="string">
              <text:p text:style-name="P1">You hear a forest animal noise.</text:p>
            </table:table-cell>
          </table:table-row>
          <table:table-row table:style-name="Table1.1">
            <table:table-cell table:style-name="Table1.A1" office:value-type="string">
              <text:p text:style-name="P6">4</text:p>
            </table:table-cell>
            <table:table-cell table:style-name="Table1.A1" office:value-type="string">
              <text:p text:style-name="P1">Leprechaun singing. He will try to steal an object from you and then magically disappear with it. When attacked, he will flee. HD: 1 AC: 5 Damage: 1</text:p>
            </table:table-cell>
          </table:table-row>
          <table:table-row table:style-name="Table1.1">
            <table:table-cell table:style-name="Table1.A1" office:value-type="string">
              <text:p text:style-name="P6">5</text:p>
            </table:table-cell>
            <table:table-cell table:style-name="Table1.A1" office:value-type="string">
              <text:p text:style-name="P1">Speaking stag appears. HD: 4 AC: 10 Daño: 1D10</text:p>
            </table:table-cell>
          </table:table-row>
          <table:table-row table:style-name="Table1.1">
            <table:table-cell table:style-name="Table1.A1" office:value-type="string">
              <text:p text:style-name="P6">6 - 7</text:p>
            </table:table-cell>
            <table:table-cell table:style-name="Table1.A1" office:value-type="string">
              <text:p text:style-name="P1">Fairy tale elves debating where to go next. If you interrupt them, they will attack you. HD: 1 AC: 8 Damage: 1</text:p>
            </table:table-cell>
          </table:table-row>
          <table:table-row table:style-name="Table1.1">
            <table:table-cell table:style-name="Table1.A1" office:value-type="string">
              <text:p text:style-name="P6">8</text:p>
            </table:table-cell>
            <table:table-cell table:style-name="Table1.A1" office:value-type="string">
              <text:p text:style-name="P1">You see a camouflaged dryad. If you give her light, she will heal you. If you annoy her, she will make you sleep and flee. HD: 2 AC: 9 Damage: 1D4.</text:p>
            </table:table-cell>
          </table:table-row>
          <table:table-row table:style-name="Table1.1">
            <table:table-cell table:style-name="Table1.A1" office:value-type="string">
              <text:p text:style-name="P6">9</text:p>
            </table:table-cell>
            <table:table-cell table:style-name="Table1.A1" office:value-type="string">
              <text:p text:style-name="P1">Nymph. She will seduce you to walk with her into the woods and you will get lost forever. Will power saving throw to resist. HD:3 AC: 9 Damage: 0</text:p>
            </table:table-cell>
          </table:table-row>
          <table:table-row table:style-name="Table1.1">
            <table:table-cell table:style-name="Table1.A1" office:value-type="string">
              <text:p text:style-name="P6">10</text:p>
            </table:table-cell>
            <table:table-cell table:style-name="Table1.A1" office:value-type="string">
              <text:p text:style-name="P1">Gnome. Wants milk. Will flee when seeing fire. HD: 2 AC: 10 Daño 1.</text:p>
            </table:table-cell>
          </table:table-row>
        </table:table>
        <text:p text:style-name="P1"/>
        <text:p text:style-name="P3"/>
        <text:p text:style-name="P3"/>
        <text:p text:style-name="P3"/>
        <text:p text:style-name="P3"/>
        <text:p text:style-name="P3"/>
        <text:p text:style-name="P3"/>
        <text:p text:style-name="P3"/>
        <text:p text:style-name="P1"><text:span text:style-name="T4">Reacciones (1D12):</text:span></text:p>
        <text:p text:style-name="P1"/>
        <table:table table:name="Table2" table:style-name="Table2">
          <table:table-column table:style-name="Table2.A"/>
          <table:table-column table:style-name="Table2.B"/>
          <table:table-row table:style-name="Table2.1">
            <table:table-cell table:style-name="Table2.A1" office:value-type="string">
              <text:p text:style-name="P6">1</text:p>
            </table:table-cell>
            <table:table-cell table:style-name="Table2.A1" office:value-type="string">
              <text:p text:style-name="P6">Attacks</text:p>
            </table:table-cell>
          </table:table-row>
          <table:table-row table:style-name="Table2.1">
            <table:table-cell table:style-name="Table2.A1" office:value-type="string">
              <text:p text:style-name="P6">2 - 5</text:p>
            </table:table-cell>
            <table:table-cell table:style-name="Table2.A1" office:value-type="string">
              <text:p text:style-name="P6">Hostile</text:p>
            </table:table-cell>
          </table:table-row>
          <table:table-row table:style-name="Table2.1">
            <table:table-cell table:style-name="Table2.A1" office:value-type="string">
              <text:p text:style-name="P6">6 - 8</text:p>
            </table:table-cell>
            <table:table-cell table:style-name="Table2.A1" office:value-type="string">
              <text:p text:style-name="P6">Confuse</text:p>
            </table:table-cell>
          </table:table-row>
          <table:table-row table:style-name="Table2.1">
            <table:table-cell table:style-name="Table2.A1" office:value-type="string">
              <text:p text:style-name="P6">9 - 11</text:p>
            </table:table-cell>
            <table:table-cell table:style-name="Table2.A1" office:value-type="string">
              <text:p text:style-name="P6">If not attacked, will ignore you and leave</text:p>
            </table:table-cell>
          </table:table-row>
          <table:table-row table:style-name="Table2.1">
            <table:table-cell table:style-name="Table2.A1" office:value-type="string">
              <text:p text:style-name="P6">12</text:p>
            </table:table-cell>
            <table:table-cell table:style-name="Table2.A1" office:value-type="string">
              <text:p text:style-name="P6">Friendly, will try to help</text:p>
            </table:table-cell>
          </table:table-row>
        </table:table>
        <text:p text:style-name="P1"/>
        <text:p text:style-name="P1"><text:span text:style-name="T4">XP:</text:span></text:p>
        <text:p text:style-name="P1"><text:soft-page-break/>Low risk: 50</text:p>
        <text:p text:style-name="P1">Moderate risk: 100</text:p>
        <text:p text:style-name="P1">High risk: 20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43" meta:word-count="622" meta:character-count="3159" meta:non-whitespace-character-count="2576"/>
    <meta:generator>LibreOfficeDev/6.0.5.2$Linux_X86_64 LibreOffice_project/</meta:generator>
  </office:meta>
</office:document-meta>
</file>